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FB2</text:p>
          </table:table-cell>
          <table:table-cell table:style-name="ce1" office:value-type="string" calcext:value-type="string">
            <text:p>DocBook</text:p>
          </table:table-cell>
          <table:table-cell table:style-name="ce1" office:value-type="string" calcext:value-type="string">
            <text:p>SDB</text:p>
          </table:table-cell>
          <table:table-cell table:style-name="ce1"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Fiction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ref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annot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author[grou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k-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k-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[blo]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ver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mphasis</text:p>
          </table:table-cell>
          <table:table-cell/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empty-lin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pi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-name</text:p>
          </table:table-cell>
          <table:table-cell office:value-type="string" calcext:value-type="string">
            <text:p>fir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-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b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image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keyword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-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-name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-document-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-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sh-info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publishe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oc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title-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c-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kethrough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e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script</text:p>
          </table:table-cell>
          <table:table-cell/>
          <table:table-cell office:value-type="string" calcext:value-type="string">
            <text:p>sub</text:p>
          </table:table-cell>
        </table:table-row>
        <table:table-row table:style-name="ro1">
          <table:table-cell table:number-columns-repeated="2" office:value-type="string" calcext:value-type="string">
            <text:p>sub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script</text:p>
          </table:table-cell>
          <table:table-cell/>
          <table:table-cell office:value-type="string" calcext:value-type="string">
            <text:p>sup</text:p>
          </table:table-cell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d</text:p>
          </table:table-cell>
          <table:table-cell/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ext-auth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</table:table-row>
        <table:table-row table:style-name="ro1">
          <table:table-cell table:number-columns-repeated="2"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-inf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</text:p>
          </table:table-cell>
          <table:table-cell/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ransl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e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.00.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02:27:19</meta:creation-date>
    <dc:date>2013-10-12T12:44:55.356191658</dc:date>
    <meta:editing-duration>PT51M17S</meta:editing-duration>
    <meta:editing-cycles>6</meta:editing-cycles>
    <meta:generator>LibreOffice/4.1.2.3$Linux_x86 LibreOffice_project/410$Build-3</meta:generator>
    <meta:document-statistic meta:table-count="1" meta:cell-count="105" meta:object-count="0"/>
  </office:meta>
</office:document-meta>
</file>